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6400000032DC2E7AF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0.3984in" draw:z-index="0"><draw:image xlink:href="Pictures/100000000000036400000032DC2E7A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TI Student</meta:initial-creator>
    <meta:creation-date>2012-07-04T11:39:31</meta:creation-date>
    <meta:document-statistic meta:table-count="0" meta:image-count="1" meta:object-count="0" meta:page-count="1" meta:paragraph-count="0" meta:word-count="0" meta:character-count="0" meta:non-whitespace-character-count="0"/>
    <dc:date>2012-07-04T11:40:12</dc:date>
    <dc:creator>AITI Student</dc:creator>
    <meta:editing-duration>PT41S</meta:editing-duration>
    <meta:editing-cycles>1</meta:editing-cycles>
    <meta:generator>LibreOffice/3.4$Linux LibreOffice_project/340m1$Build-302</meta:generator>
  </office:meta>
</office:document-meta>
</file>